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0.937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6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6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5">
            <calcext:condition calcext:apply-style-name="Error" calcext:value="duplicate" calcext:base-cell-address="list.B3"/>
          </calcext:conditional-format>
          <calcext:conditional-format calcext:target-range-address="list.C3:list.C365">
            <calcext:condition calcext:apply-style-name="Error" calcext:value="duplicate" calcext:base-cell-address="list.C3"/>
          </calcext:conditional-format>
          <calcext:conditional-format calcext:target-range-address="list.A3:list.A365">
            <calcext:condition calcext:apply-style-name="Bad" calcext:value="=&quot;x&quot;" calcext:base-cell-address="list.A3"/>
          </calcext:conditional-format>
          <calcext:conditional-format calcext:target-range-address="list.F3:list.G365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08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8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1 developer.D123:developer.D23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0" office:value-type="float" office:value="2021" calcext:value-type="float">
            <text:p>2021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0" office:value-type="float" office:value="2020" calcext:value-type="float">
            <text:p>2020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1" office:value-type="string" calcext:value-type="string">
            <text:p>?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Lighters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Thunderfox Studio( 천둥여우 스튜디오 )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권현안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SADARI GAMES | 사다리게임즈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</table:table-cell>
          <table:table-cell table:style-name="ce177"/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1" office:value-type="float" office:value="2023" calcext:value-type="float">
            <text:p>2023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RedBook | 레드북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7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6" table:on-update-keep-styles="true" table:on-update-keep-size="false"/>
        <table:database-range table:name="developer_table" table:target-range-address="developer.A2:developer.I1096" table:on-update-keep-styles="true" table:on-update-keep-size="false"/>
        <table:database-range table:name="game_table" table:target-range-address="list.B344:list.C345" table:on-update-keep-styles="true" table:on-update-keep-size="false"/>
        <table:database-range table:name="publisher_name_list" table:target-range-address="publisher.A2:publisher.A1084" table:on-update-keep-styles="true" table:on-update-keep-size="false"/>
        <table:database-range table:name="__Anonymous_Sheet_DB__0" table:target-range-address="list.B2:list.L36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1:15:10.99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9T11:36:28.073000000</dc:date>
    <meta:editing-duration>P3DT10H30M18S</meta:editing-duration>
    <meta:editing-cycles>1377</meta:editing-cycles>
    <meta:document-statistic meta:table-count="4" meta:cell-count="50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